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fo:font-weight="normal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3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4" style:family="text">
      <style:text-properties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5" style:family="text">
      <style:text-properties style:font-name="Georgia" fo:font-size="10.5pt" fo:language="none" fo:country="none" fo:font-style="normal" style:font-name-asian="Georgia" style:font-size-asian="10.5pt" style:language-asian="none" style:country-asian="none" style:font-style-asian="normal" style:font-name-complex="Georgia" style:font-size-complex="10.5pt" style:language-complex="none" style:country-complex="none" style:font-style-complex="normal"/>
    </style:style>
    <style:style style:name="T6" style:family="text">
      <style:text-properties style:text-position="super 58%"/>
    </style:style>
    <style:style style:name="T7" style:family="text">
      <style:text-properties fo:color="#545454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8" style:family="text">
      <style:text-properties fo:color="#545454" style:font-name="Georgia" fo:font-size="10.5pt" fo:language="none" fo:country="none" fo:font-style="normal" style:font-name-asian="Georgia" style:font-size-asian="10.5pt" style:language-asian="none" style:country-asian="none" style:font-style-asian="normal" style:font-name-complex="Georgia" style:font-size-complex="10.5pt" style:language-complex="none" style:country-complex="none" style:font-style-complex="normal"/>
    </style:style>
    <style:style style:name="T9" style:family="text"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T10" style:family="text">
      <style:text-properties fo:font-variant="normal" fo:text-transform="none" fo:color="#3b3d4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3b3d4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2" style:family="text">
      <style:text-properties fo:font-variant="normal" fo:text-transform="none" fo:color="#3b3d40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b3d40" fo:letter-spacing="normal" fo:font-style="normal" fo:font-weight="normal"/>
    </style:style>
    <style:style style:name="T14" style:family="text"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T15" style:family="text">
      <style:text-properties fo:font-variant="normal" fo:text-transform="none" fo:color="#000000" style:font-name="Georgia" fo:font-size="10.5pt" fo:letter-spacing="normal" fo:language="zxx" fo:country="none" fo:font-style="italic" fo:font-weight="normal" style:font-name-asian="Georgia" style:font-size-asian="10.5pt" style:language-asian="zxx" style:country-asian="none" style:font-style-asian="italic" style:font-weight-asian="normal" style:font-name-complex="Georgia" style:font-size-complex="10.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7" style:family="text">
      <style:text-properties fo:font-variant="normal" fo:text-transform="none" fo:color="#545454" style:font-name="Georgia" fo:font-size="10.5pt" fo:letter-spacing="normal" fo:language="none" fo:country="none" fo:font-style="italic" fo:font-weight="normal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8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y Word</text:span> </text:p>
      <text:p text:style-name="P1"><text:span text:style-name="T1">Read:</text:span> Psalm 119:1-11</text:p>
      <text:p text:style-name="P1"><text:span text:style-name="T1">Text:</text:span> Psalm 119:11 “<text:span text:style-name="T2">Thy word have I hid in mine heart, that I might not sin against thee.”</text:span></text:p>
      <text:p text:style-name="P2"><text:span text:style-name="T1">Introduction:</text:span> In the 176 verses of the 119<text:span text:style-name="T6">th</text:span> psalm there are only 2 verses that do not have a word or phrase that refers to scriptures. <text:s/>There are references to the “Law of the Lord,” “His testimonies,” “His ways,” “His precepts,” “Thy statutes,” “Thy commandments,” “Thy judgments,” and/or “Thy word,” </text:p>
      <text:p text:style-name="P2"/>
      <text:p text:style-name="P5"><text:span text:style-name="T10">A Mirror:</text:span><text:span text:style-name="T9"> (Read James 1:23-25) Tell about Jimmy Fortune and Jere-miah 5:25: “</text:span><text:span text:style-name="T4">Your iniquities have turned away these </text:span><text:span text:style-name="T7">things,</text:span><text:span text:style-name="T4"> and your sins have withholden good </text:span><text:span text:style-name="T7">things</text:span><text:span text:style-name="T4"> from you.” <text:s/>Looking into God's mirror was cause <text:s/>to repent and turn his life to Christ.</text:span></text:p>
      <text:p text:style-name="P2"/>
      <text:p text:style-name="P6"><text:span text:style-name="T12">A Heart Reader:</text:span><text:span text:style-name="T13"> Hebrews 4:12 says that the Word is: “</text:span><text:span text:style-name="T18">a discerner of the thoughts and intents of the heart.” <text:s/>The Word will reveal not only what you are doing but why you are doing it. <text:s/>Our text tells us that the best motive for hiding the Word in our hearts is to keep us from sin. <text:s/>Reading the Bible through this year as a family has been a real blessing as I see our children reveal insights that I have missed.</text:span></text:p>
      <text:p text:style-name="P2"/>
      <text:p text:style-name="P6"><text:span text:style-name="T12">The Seed:</text:span><text:span text:style-name="T13"> In I Peter 1:23 we learn that the incorruptible seed is the Word of God. <text:s/>Luke 8:5-15 tells us that good seed planted on good ground brings a good harvest. <text:s/>Shelton Smith encourages those who are witnes-sing to one who chooses to argue about nearly everything to simply read or quote scripture even if it has nothing to do with the subject at hand. <text:s/>He finds that the Seed of the Word will silence the hard-nosed skeptic.</text:span></text:p>
      <text:p text:style-name="P2"/>
      <text:p text:style-name="P5"><text:span text:style-name="T10">Cleansing Water:</text:span><text:span text:style-name="T9"> Ephesians 5:26 tells us about Christ and the church. “</text:span><text:span text:style-name="T4">That he might sanctify and cleanse it with the washing of water by the word,” <text:s/>We read from </text:span><text:span text:style-name="T9">Psalm 119:9 “</text:span><text:span text:style-name="T14">Wherewithal shall a young man cleanse his way? by taking heed </text:span><text:span text:style-name="T15">thereto</text:span><text:span text:style-name="T14"> according to thy word." <text:s/>The Word of God is cleansing water with a built in cleaning agent. <text:s/>Jesus said in </text:span><text:span text:style-name="T9">John 15:3: “</text:span><text:span text:style-name="T16">Now ye are clean through the word which I have spoken unto you.” <text:s/></text:span></text:p>
      <text:p text:style-name="P2"/>
      <text:p text:style-name="P5"><text:span text:style-name="T10">A Lamp:</text:span><text:span text:style-name="T9"> Psalm 119:105 says “</text:span><text:span text:style-name="T4">Thy word </text:span><text:span text:style-name="T7">is</text:span><text:span text:style-name="T4"> a lamp unto my feet, and a light unto my path.” <text:s/>The Word of God is a revealer of where we are but it is also provides light for where God wants us to go. <text:s/>Have you ever tried to walk through a dark room only to realize that you forgot where something was and your little toe found it? <text:s/>One of the best features of cell phones, for me, is the flashlight. <text:s/>Most of the time it is pointed at the ground so I can see where I'm going.</text:span></text:p>
      <text:p text:style-name="P5"><text:span text:style-name="T4"/></text:p>
      <text:p text:style-name="P5"><text:span text:style-name="T10">A Fire:</text:span><text:span text:style-name="T9"> Jeremiah 23:29 God asks: “</text:span><text:span text:style-name="T8">Is</text:span><text:span text:style-name="T5"> not my word like as a fire? saith the LORD...” <text:s/>He said in </text:span><text:span text:style-name="T9">20:9:...</text:span><text:span text:style-name="T17">his word</text:span><text:span text:style-name="T11"> was in mine heart as a burning fire shut up in my bones...” <text:s text:c="2"/>Fire can be a good thing but it can also be a bad thing. <text:s/>It is a wonderful blessing when we need it to heat our home or car but it can also destroy entire towns when it is out of control. <text:s/>The Word of God can warm a heart with the blessings of heaven while at the same time it burns with conviction of sin.</text:span></text:p>
      <text:p text:style-name="P2"/>
      <text:p text:style-name="P5"><text:span text:style-name="T10">A Hammer:</text:span><text:span text:style-name="T9"> Jeremiah 23:29 also describes the Word as “...</text:span><text:span text:style-name="T3">a hammer </text:span><text:span text:style-name="T7">that</text:span><text:span text:style-name="T4"> breaketh the rock in pieces.” <text:s/>It is hard to find a toolbox that doesn't contain a hammer. <text:s/>Carpenters use them. <text:s/>Plumbers use them. <text:s/>Elect-ricians need them. <text:s/>Locksmiths use them. <text:s/>Many housewives keep one in a drawer to use around the house. <text:s/>In the Bible a woman used a hammer and a nail to kill a king.</text:span></text:p>
      <text:p text:style-name="P2"/>
      <text:p text:style-name="P2"><text:span text:style-name="T1">A Sword:</text:span> The only offensive weapon in the listed armor of God is the <text:s text:c="2"/></text:p>
      <text:p text:style-name="P5"><text:span text:style-name="T4">“sword of the Spirit, which is the word of God.” (</text:span><text:span text:style-name="T9">Ephesians 6:17) Hebrews 4:12 says: “</text:span><text:span text:style-name="T11">For the word of God </text:span><text:span text:style-name="T17">is</text:span><text:span text:style-name="T11"> quick, and powerful, and sharper than any two edged sword...” <text:s/>We are in a battle and God's provided weapon is the Word of God. <text:s/>Use it carefully for it cuts both ways. <text:s/>It can be used to slice off the ear of your enemy but many times it cuts us to the bone as we read about our own shortcomings and sins.</text:span></text:p>
      <text:p text:style-name="P2"/>
      <text:p text:style-name="P5"><text:span text:style-name="T10">Food:</text:span><text:span text:style-name="T9"> Job stated: “...</text:span><text:span text:style-name="T4">I have esteemed the words of his mouth more than my necessary </text:span><text:span text:style-name="T7">food. </text:span><text:span text:style-name="T9"><text:s/>(23:12) <text:s/>There are not too many of us, here today, who are not proficient at eating. <text:s/>His Word is more important than the food that sustains life. <text:s/>The Word is referred to as milk, bread, meat and honey. <text:s/>His Word is all of our necessary sustenance. <text:s/>His Word is milk for the spiritual babes. <text:s/>His Word is bread for the hungry. <text:s/>His Word is meat for the mature saints. <text:s/>His Word is honey for our healthy dessert. <text:s/>His Word is the Living Water for all who thirst.</text:span></text:p>
      <text:p text:style-name="P5"><text:span text:style-name="T9"/></text:p>
      <text:p text:style-name="P5"><text:span text:style-name="T10">Conclude:</text:span><text:span text:style-name="T9"> There is one thing that the Word is not. <text:s/>It is not neutral. <text:s/>You either stand with the Word or you are standing against the Word of God. <text:s/>God's Word is clear on nearly every issue in today's world. <text:s/>Are you willing to stand on The Word even if you stand alone?</text:span></text:p>
      <text:p text:style-name="P5"><text:span text:style-name="T9"><text:s text:c="2"/>I hope and pray today that you stand on the side of God and His Word in every situation in your lif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5</meta:editing-cycles>
    <meta:creation-date>2014-03-28T17:34:00</meta:creation-date>
    <dc:date>2021-05-15T23:31:28.40</dc:date>
    <meta:editing-duration>P1DT52M21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6" meta:word-count="897" meta:character-count="46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